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TableColumn2" style:family="table-column">
      <style:table-column-properties style:column-width="3.1458in" style:use-optimal-column-width="false"/>
    </style:style>
    <style:style style:name="TableColumn3" style:family="table-column">
      <style:table-column-properties style:column-width="3.125in" style:use-optimal-column-width="false"/>
    </style:style>
    <style:style style:name="Table1" style:family="table" style:master-page-name="MP0">
      <style:table-properties style:width="0in" fo:margin-left="0.0486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" style:parent-style-name="Normal" style:family="paragraph">
      <style:paragraph-properties fo:widows="0" fo:orphans="0" fo:break-before="page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1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1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6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1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8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1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2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3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6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28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1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32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3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6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3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38" style:parent-style-name="Normal" style:list-style-name="LFO1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39" style:parent-style-name="Normal" style:list-style-name="LFO1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40" style:parent-style-name="Normal" style:list-style-name="LFO1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41" style:parent-style-name="Normal" style:list-style-name="LFO1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42" style:parent-style-name="Normal" style:list-style-name="LFO1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43" style:parent-style-name="Normal" style:list-style-name="LFO1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44" style:parent-style-name="Normal" style:list-style-name="LFO1" style:family="paragraph">
      <style:paragraph-properties fo:widows="0" fo:orphans="0" fo:text-align="justify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47" style:parent-style-name="Normal" style:list-style-name="LFO1" style:family="paragraph">
      <style:paragraph-properties fo:widows="0" fo:orphans="0" fo:text-align="justify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4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55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6" style:parent-style-name="Normal" style:family="paragraph">
      <style:paragraph-properties fo:widows="0" fo:orphans="0" fo:text-align="justify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59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60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61" style:parent-style-name="Normal" style:list-style-name="LFO2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62" style:parent-style-name="Normal" style:list-style-name="LFO2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63" style:parent-style-name="Normal" style:list-style-name="LFO2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64" style:parent-style-name="Normal" style:list-style-name="LFO2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65" style:parent-style-name="Normal" style:list-style-name="LFO2" style:family="paragraph">
      <style:paragraph-properties fo:widows="0" fo:orphans="0" fo:text-align="justify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69" style:parent-style-name="Normal" style:family="paragraph">
      <style:paragraph-properties fo:widows="0" fo:orphans="0" fo:text-align="justify" fo:margin-left="1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olumn71" style:family="table-column">
      <style:table-column-properties style:column-width="3.1458in" style:use-optimal-column-width="false"/>
    </style:style>
    <style:style style:name="TableColumn72" style:family="table-column">
      <style:table-column-properties style:column-width="3.125in" style:use-optimal-column-width="false"/>
    </style:style>
    <style:style style:name="Table70" style:family="table">
      <style:table-properties style:width="0in" fo:margin-left="0.0486in" table:align="lef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5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7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77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0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8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2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5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8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87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0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9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2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5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9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97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0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10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2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5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106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07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08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09" style:parent-style-name="Normal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0" style:parent-style-name="Normal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1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2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3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4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5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6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7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8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19" style:parent-style-name="ListParagraph" style:list-style-name="LFO3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2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123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4" style:parent-style-name="Normal" style:family="paragraph">
      <style:paragraph-properties fo:widows="0" fo:orphans="0" fo:text-align="justify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25" style:parent-style-name="Normal" style:family="paragraph">
      <style:paragraph-properties fo:widows="0" fo:orphans="0" fo:text-align="justify" fo:margin-left="0.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28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TableCell129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30" style:parent-style-name="Normal" style:list-style-name="LFO4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31" style:parent-style-name="Normal" style:list-style-name="LFO4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32" style:parent-style-name="Normal" style:list-style-name="LFO4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33" style:parent-style-name="Normal" style:list-style-name="LFO4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34" style:parent-style-name="Normal" style:list-style-name="LFO4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35" style:parent-style-name="Normal" style:list-style-name="LFO4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36" style:parent-style-name="Normal" style:list-style-name="LFO4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37" style:parent-style-name="Normal" style:list-style-name="LFO4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38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39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  <style:style style:name="P140" style:parent-style-name="Normal" style:family="paragraph">
      <style:paragraph-properties fo:widows="0" fo:orphans="0" fo:text-align="justify"/>
      <style:text-properties style:font-name="Times New Roman" style:font-name-asian="Times New Roman" style:font-name-complex="Times New Roman" fo:font-size="12pt" style:font-size-asian="12pt" style:font-size-complex="12pt" fo:language="ro" fo:country="RO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Autor</text:p>
          </table:table-cell>
          <table:table-cell table:style-name="TableCell7">
            <text:p text:style-name="P8">Cruceat Radu</text:p>
          </table:table-cell>
        </table:table-row>
        <table:table-row table:style-name="TableRow9">
          <table:table-cell table:style-name="TableCell10">
            <text:p text:style-name="P11">Use Case UC1</text:p>
          </table:table-cell>
          <table:table-cell table:style-name="TableCell12">
            <text:p text:style-name="P13">View Personal Info</text:p>
          </table:table-cell>
        </table:table-row>
        <table:table-row table:style-name="TableRow14">
          <table:table-cell table:style-name="TableCell15">
            <text:p text:style-name="P16">Actors</text:p>
          </table:table-cell>
          <table:table-cell table:style-name="TableCell17">
            <text:p text:style-name="P18">Employee</text:p>
          </table:table-cell>
        </table:table-row>
        <table:table-row table:style-name="TableRow19">
          <table:table-cell table:style-name="TableCell20">
            <text:p text:style-name="P21">Preconditions</text:p>
          </table:table-cell>
          <table:table-cell table:style-name="TableCell22">
            <text:p text:style-name="P23">User is identified and authenticated</text:p>
          </table:table-cell>
        </table:table-row>
        <table:table-row table:style-name="TableRow24">
          <table:table-cell table:style-name="TableCell25">
            <text:p text:style-name="P26">Postconditions</text:p>
          </table:table-cell>
          <table:table-cell table:style-name="TableCell27">
            <text:p text:style-name="P28">The user can check his personal info</text:p>
          </table:table-cell>
        </table:table-row>
        <table:table-row table:style-name="TableRow29">
          <table:table-cell table:style-name="TableCell30">
            <text:p text:style-name="P31">Trigger</text:p>
          </table:table-cell>
          <table:table-cell table:style-name="TableCell32">
            <text:p text:style-name="P33">After the User presses View Personal Info button</text:p>
          </table:table-cell>
        </table:table-row>
        <table:table-row table:style-name="TableRow34">
          <table:table-cell table:style-name="TableCell35">
            <text:p text:style-name="P36">Main Scenario</text:p>
          </table:table-cell>
          <table:table-cell table:style-name="TableCell37">
            <text:list text:style-name="LFO1" text:continue-numbering="true">
              <text:list-item>
                <text:p text:style-name="P38">The user logs in with his/her username and password<text:s/></text:p>
              </text:list-item>
              <text:list-item>
                <text:p text:style-name="P39">The system finds the user account using his/her entered information</text:p>
              </text:list-item>
              <text:list-item>
                <text:p text:style-name="P40">The system checks the person’s role in the company<text:s/></text:p>
              </text:list-item>
              <text:list-item>
                <text:p text:style-name="P41">If the information<text:s/>is correct (it is in the system database) the system logs in the user having his associated role</text:p>
              </text:list-item>
              <text:list-item>
                <text:p text:style-name="P42">The user presses the View Personal Info button</text:p>
              </text:list-item>
              <text:list-item>
                <text:p text:style-name="P43">The system checks the Information associated with the account in its database.</text:p>
              </text:list-item>
              <text:list-item>
                <text:p text:style-name="P44"><text:span text:style-name="T45">The system displays the requested</text:span><text:span text:style-name="T46"><text:s/>information in the same tab</text:span></text:p>
              </text:list-item>
              <text:list-item>
                <text:p text:style-name="P47"><text:span text:style-name="T48">The user can see the data in the<text:s/></text:span><text:span text:style-name="T49">tab</text:span><text:span text:style-name="T50"><text:s/>and can<text:s/></text:span><text:span text:style-name="T51">be closed</text:span></text:p>
              </text:list-item>
            </text:list>
          </table:table-cell>
        </table:table-row>
        <table:table-row table:style-name="TableRow52">
          <table:table-cell table:style-name="TableCell53">
            <text:p text:style-name="P54">Alternative Flows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Exceptions</text:p>
          </table:table-cell>
          <table:table-cell table:style-name="TableCell60">
            <text:list text:style-name="LFO2" text:continue-numbering="true">
              <text:list-item>
                <text:p text:style-name="P61">The user account name or passowrd <text:s/>is incorrect or it is not registered in the system</text:p>
                <text:list text:continue-numbering="true">
                  <text:list-item>
                    <text:p text:style-name="P62">The system<text:s/>displays inccorect login information<text:s/></text:p>
                  </text:list-item>
                  <text:list-item>
                    <text:p text:style-name="P63">The applicant corrects the field with correct info or he/she requests to be added to<text:s/><text:soft-page-break/>the database</text:p>
                  </text:list-item>
                </text:list>
              </text:list-item>
              <text:list-item>
                <text:p text:style-name="P64">The user Personal Data is incomplete</text:p>
                <text:list text:continue-numbering="true">
                  <text:list-item>
                    <text:p text:style-name="P65"><text:span text:style-name="T66">The system displays the<text:s/></text:span><text:span text:style-name="T67">incomplete data as<text:s/></text:span><text:span text:style-name="T68">empty</text:span></text:p>
                  </text:list-item>
                </text:list>
              </text:list-item>
            </text:list>
            <text:p text:style-name="P69"/>
          </table:table-cell>
        </table:table-row>
      </table:table>
      <text:p text:style-name="Normal"/>
      <text:p text:style-name="Normal"/>
      <text:p text:style-name="Normal"/>
      <table:table table:style-name="Table70">
        <table:table-columns>
          <table:table-column table:style-name="TableColumn71"/>
          <table:table-column table:style-name="TableColumn72"/>
        </table:table-columns>
        <table:table-row table:style-name="TableRow73">
          <table:table-cell table:style-name="TableCell74">
            <text:p text:style-name="P75">Autor</text:p>
          </table:table-cell>
          <table:table-cell table:style-name="TableCell76">
            <text:p text:style-name="P77">Cruceat Radu</text:p>
          </table:table-cell>
        </table:table-row>
        <table:table-row table:style-name="TableRow78">
          <table:table-cell table:style-name="TableCell79">
            <text:p text:style-name="P80">Use<text:s/>Case UC1</text:p>
          </table:table-cell>
          <table:table-cell table:style-name="TableCell81">
            <text:p text:style-name="P82">Edit Teams</text:p>
          </table:table-cell>
        </table:table-row>
        <table:table-row table:style-name="TableRow83">
          <table:table-cell table:style-name="TableCell84">
            <text:p text:style-name="P85">Actors</text:p>
          </table:table-cell>
          <table:table-cell table:style-name="TableCell86">
            <text:p text:style-name="P87">Team Manager</text:p>
          </table:table-cell>
        </table:table-row>
        <table:table-row table:style-name="TableRow88">
          <table:table-cell table:style-name="TableCell89">
            <text:p text:style-name="P90">Preconditions</text:p>
          </table:table-cell>
          <table:table-cell table:style-name="TableCell91">
            <text:p text:style-name="P92">User is identified and authenticated</text:p>
          </table:table-cell>
        </table:table-row>
        <table:table-row table:style-name="TableRow93">
          <table:table-cell table:style-name="TableCell94">
            <text:p text:style-name="P95">Postconditions</text:p>
          </table:table-cell>
          <table:table-cell table:style-name="TableCell96">
            <text:p text:style-name="P97">The team information has been modified<text:s/></text:p>
          </table:table-cell>
        </table:table-row>
        <table:table-row table:style-name="TableRow98">
          <table:table-cell table:style-name="TableCell99">
            <text:p text:style-name="P100">Trigger</text:p>
          </table:table-cell>
          <table:table-cell table:style-name="TableCell101">
            <text:p text:style-name="P102">After the edit teams button is pressed<text:s/></text:p>
          </table:table-cell>
        </table:table-row>
        <table:table-row table:style-name="TableRow103">
          <table:table-cell table:style-name="TableCell104">
            <text:p text:style-name="P105">Main Scenario</text:p>
          </table:table-cell>
          <table:table-cell table:style-name="TableCell106">
            <text:list text:style-name="LFO3" text:continue-numbering="true">
              <text:list-item>
                <text:p text:style-name="P107">The user logs in with his/hers username and<text:s/>password</text:p>
              </text:list-item>
              <text:list-item>
                <text:p text:style-name="P108">The system find the user account using his/her entered information</text:p>
              </text:list-item>
              <text:list-item>
                <text:p text:style-name="P109">The system checks the person’s role in the company<text:s/></text:p>
              </text:list-item>
              <text:list-item>
                <text:p text:style-name="P110">If the information is correct (it is in the system database) the system logs in the user having his associated role</text:p>
              </text:list-item>
              <text:list-item>
                <text:p text:style-name="P111">The user can see all of the teams in the company and can individually edit any of them<text:s/></text:p>
              </text:list-item>
              <text:list-item>
                <text:p text:style-name="P112">The user chooses a team and presses its „edit team” button.</text:p>
              </text:list-item>
              <text:list-item>
                <text:p text:style-name="P113">The system checks the Information associated with the team in its database.</text:p>
              </text:list-item>
              <text:list-item>
                <text:p text:style-name="P114">The system displays the team informations<text:s/></text:p>
              </text:list-item>
              <text:list-item>
                <text:p text:style-name="P115">The user can add a new team or<text:s/><text:soft-page-break/>remove one if it is not needed anymore(removing all the users in the team also)</text:p>
              </text:list-item>
              <text:list-item>
                <text:p text:style-name="P116">The user can add/remove a person into/from the team using the add/remove person button</text:p>
              </text:list-item>
              <text:list-item>
                <text:p text:style-name="P117">The user can name/change a team leader for each team</text:p>
              </text:list-item>
              <text:list-item>
                <text:p text:style-name="P118">The user will press the confirm button</text:p>
              </text:list-item>
              <text:list-item>
                <text:p text:style-name="P119">The team information will be changed and stored in the database</text:p>
              </text:list-item>
            </text:list>
          </table:table-cell>
        </table:table-row>
        <text:soft-page-break/>
        <table:table-row table:style-name="TableRow120">
          <table:table-cell table:style-name="TableCell121">
            <text:p text:style-name="P122">Alternative Flows</text:p>
          </table:table-cell>
          <table:table-cell table:style-name="TableCell123">
            <text:p text:style-name="P124"/>
            <text:p text:style-name="P125"/>
          </table:table-cell>
        </table:table-row>
        <table:table-row table:style-name="TableRow126">
          <table:table-cell table:style-name="TableCell127">
            <text:p text:style-name="P128">Exceptions</text:p>
          </table:table-cell>
          <table:table-cell table:style-name="TableCell129">
            <text:list text:style-name="LFO4" text:continue-numbering="true">
              <text:list-item>
                <text:p text:style-name="P130">The user account name or passowrd <text:s/>is incorrect or it is not registered in the system</text:p>
                <text:list text:continue-numbering="true">
                  <text:list-item>
                    <text:p text:style-name="P131">The system displays inccorect login information<text:s/></text:p>
                  </text:list-item>
                  <text:list-item>
                    <text:p text:style-name="P132">The applicant corrects the field with correct info or he/she requests to be added to the database</text:p>
                  </text:list-item>
                </text:list>
              </text:list-item>
              <text:list-item>
                <text:p text:style-name="P133">The user account’s role is not „team manager”<text:s/></text:p>
                <text:list text:continue-numbering="true">
                  <text:list-item>
                    <text:p text:style-name="P134">The user will have limited acces and can not acces the „edit teams features”</text:p>
                  </text:list-item>
                </text:list>
              </text:list-item>
              <text:list-item>
                <text:p text:style-name="P135">If the team already has a team leader<text:s/></text:p>
                <text:list text:continue-numbering="true">
                  <text:list-item>
                    <text:p text:style-name="P136">The „assign as team leader” button won’t work<text:s/></text:p>
                  </text:list-item>
                  <text:list-item>
                    <text:p text:style-name="P137">The message „a team leader is already assigned ” will apear</text:p>
                  </text:list-item>
                </text:list>
              </text:list-item>
            </text:list>
            <text:p text:style-name="P138"/>
            <text:p text:style-name="P139"/>
            <text:p text:style-name="P140"><text:s/>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15%"/>
      <style:text-properties style:font-name="Arial" style:font-name-asian="Arial" style:font-name-complex="Arial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text-line-through-type="none" style:use-window-font-color="true" style:text-underline-type="none" style:text-underline-color="font-color"/>
    </style:style>
    <style:style style:name="WW_CharLFO1LVL2" style:family="text">
      <style:text-properties style:text-line-through-type="none" style:text-underline-type="none" style:text-underline-color="font-color"/>
    </style:style>
    <style:style style:name="WW_CharLFO1LVL3" style:family="text">
      <style:text-properties style:text-line-through-type="none" style:text-underline-type="none" style:text-underline-color="font-color"/>
    </style:style>
    <style:style style:name="WW_CharLFO1LVL4" style:family="text">
      <style:text-properties style:text-line-through-type="none" style:text-underline-type="none" style:text-underline-color="font-color"/>
    </style:style>
    <style:style style:name="WW_CharLFO1LVL5" style:family="text">
      <style:text-properties style:text-line-through-type="none" style:text-underline-type="none" style:text-underline-color="font-color"/>
    </style:style>
    <style:style style:name="WW_CharLFO1LVL6" style:family="text">
      <style:text-properties style:text-line-through-type="none" style:text-underline-type="none" style:text-underline-color="font-color"/>
    </style:style>
    <style:style style:name="WW_CharLFO1LVL7" style:family="text">
      <style:text-properties style:text-line-through-type="none" style:text-underline-type="none" style:text-underline-color="font-color"/>
    </style:style>
    <style:style style:name="WW_CharLFO1LVL8" style:family="text">
      <style:text-properties style:text-line-through-type="none" style:text-underline-type="none" style:text-underline-color="font-color"/>
    </style:style>
    <style:style style:name="WW_CharLFO1LVL9" style:family="text">
      <style:text-properties style:text-line-through-type="none" style:text-underline-type="none" style:text-underline-color="font-color"/>
    </style:style>
    <style:style style:name="WW_CharLFO2LVL2" style:family="text">
      <style:text-properties style:use-window-font-color="true"/>
    </style:style>
    <style:style style:name="WW_CharLFO4LVL1" style:family="text">
      <style:text-properties style:text-line-through-type="none" style:text-underline-type="none" style:text-underline-color="font-color"/>
    </style:style>
    <style:style style:name="WW_CharLFO4LVL2" style:family="text">
      <style:text-properties style:text-line-through-type="none" style:text-underline-type="none" style:text-underline-color="font-color"/>
    </style:style>
    <style:style style:name="WW_CharLFO4LVL3" style:family="text">
      <style:text-properties style:text-line-through-type="none" style:text-underline-type="none" style:text-underline-color="font-color"/>
    </style:style>
    <style:style style:name="WW_CharLFO4LVL4" style:family="text">
      <style:text-properties style:text-line-through-type="none" style:text-underline-type="none" style:text-underline-color="font-color"/>
    </style:style>
    <style:style style:name="WW_CharLFO4LVL5" style:family="text">
      <style:text-properties style:text-line-through-type="none" style:text-underline-type="none" style:text-underline-color="font-color"/>
    </style:style>
    <style:style style:name="WW_CharLFO4LVL6" style:family="text">
      <style:text-properties style:text-line-through-type="none" style:text-underline-type="none" style:text-underline-color="font-color"/>
    </style:style>
    <style:style style:name="WW_CharLFO4LVL7" style:family="text">
      <style:text-properties style:text-line-through-type="none" style:text-underline-type="none" style:text-underline-color="font-color"/>
    </style:style>
    <style:style style:name="WW_CharLFO4LVL8" style:family="text">
      <style:text-properties style:text-line-through-type="none" style:text-underline-type="none" style:text-underline-color="font-color"/>
    </style:style>
    <style:style style:name="WW_CharLFO4LVL9" style:family="text">
      <style:text-properties style:text-line-through-type="none" style:text-underline-type="none" style:text-underline-color="font-colo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a" style:num-letter-sync="true">
        <style:list-level-properties text:space-before="0.6875in" text:min-label-width="0.25in" text:list-level-position-and-space-mode="label-alignment">
          <style:list-level-label-alignment text:label-followed-by="listtab" fo:margin-left="0.9375in" fo:text-indent="-0.25in"/>
        </style:list-level-properties>
      </text:list-level-style-number>
      <text:list-level-style-number text:level="3" text:style-name="WW_CharLFO4LVL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du radu</meta:initial-creator>
    <dc:creator>radu radu</dc:creator>
    <meta:creation-date>2023-11-04T14:10:00Z</meta:creation-date>
    <dc:date>2023-11-05T16:25:00Z</dc:date>
    <meta:template xlink:href="Normal" xlink:type="simple"/>
    <meta:editing-cycles>5</meta:editing-cycles>
    <meta:editing-duration>PT2880S</meta:editing-duration>
    <meta:document-statistic meta:page-count="3" meta:paragraph-count="5" meta:word-count="421" meta:character-count="2818" meta:row-count="20" meta:non-whitespace-character-count="2402"/>
  </office:meta>
</office:document-meta>
</file>